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ystem-ui" svg:font-family="system-ui, apple-system, BlinkMacSystemFont, 'Segoe UI', Roboto, Ubuntu, 'Helvetica Neue', Arial, sans-serif, 'Apple Color Emoji', 'Segoe UI Emoji', 'Segoe UI Symbol'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language="ru" fo:country="RU" officeooo:rsid="000ee7b5" officeooo:paragraph-rsid="000ee7b5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2pt" fo:language="ru" fo:country="RU" officeooo:rsid="000ee7b5" officeooo:paragraph-rsid="000ee7b5" style:font-size-asian="12pt" style:font-size-complex="12pt"/>
    </style:style>
    <style:style style:name="T1" style:family="text">
      <style:text-properties fo:font-variant="normal" fo:text-transform="none" style:font-name="system-ui" fo:font-size="10.5pt" fo:letter-spacing="normal" fo:font-style="normal" fo:font-weight="normal"/>
    </style:style>
    <style:style style:name="T2" style:family="text">
      <style:text-properties fo:font-variant="normal" fo:text-transform="none" style:font-name="system-ui" fo:letter-spacing="normal" fo:font-style="normal" fo:font-weight="normal"/>
    </style:style>
    <style:style style:name="T3" style:family="text">
      <style:text-properties fo:font-variant="normal" fo:text-transform="none" fo:color="#151515" loext:opacity="100%" style:font-name="system-ui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3"><text:span text:style-name="T2">Электронный Новый Год!</text:span></text:p>
      <text:p text:style-name="P3"><text:span text:style-name="T2">Кролик модуль нам несёт</text:span></text:p>
      <text:p text:style-name="P3"><text:span text:style-name="T2">Всех компаундом залил</text:span></text:p>
      <text:p text:style-name="P3"><text:span text:style-name="T2">И снежинок подарил</text:span></text:p>
      <text:p text:style-name="P3"><text:span text:style-name="T2"/></text:p>
      <text:p text:style-name="P3"><text:span text:style-name="T2">Корпус с модуля снимает</text:span></text:p>
      <text:p text:style-name="P3"><text:span text:style-name="T2">Мандарины вынимает</text:span></text:p>
      <text:p text:style-name="P3"><text:span text:style-name="T2">Инженеров всех поздравил!</text:span></text:p>
      <text:p text:style-name="P3"><text:span text:style-name="T2">И сюрпризы всем оставил!!!</text:span></text:p>
      <text:p text:style-name="P2"><text:span text:style-name="T1"/></text:p>
      <text:p text:style-name="P1"/>
      <text:p text:style-name="P1"><text:span text:style-name="T3">пециальность имею!"</text:span><text:line-break/><text:line-break/><text:span text:style-name="T3">И придумали дружно</text:span><text:line-break/><text:span text:style-name="T3">Нову должность ему,</text:span><text:line-break/><text:span text:style-name="T3">Кабинет, кресло дали:</text:span><text:line-break/><text:line-break/><text:span text:style-name="T3">"Вдохновитель умов,</text:span><text:line-break/><text:span text:style-name="T3">Согреватель сердец",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ystem-ui" svg:font-family="system-ui, apple-system, BlinkMacSystemFont, 'Segoe UI', Roboto, Ubuntu, 'Helvetica Neue'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15T16:43:18.198000000</dc:date>
    <meta:editing-duration>PT4H47M4S</meta:editing-duration>
    <meta:editing-cycles>2</meta:editing-cycles>
    <meta:generator>LibreOffice/7.4.2.3$Windows_X86_64 LibreOffice_project/382eef1f22670f7f4118c8c2dd222ec7ad009daf</meta:generator>
    <meta:print-date>2022-12-15T12:16:14.658000000</meta:print-date>
    <meta:document-statistic meta:table-count="0" meta:image-count="0" meta:object-count="0" meta:page-count="1" meta:paragraph-count="9" meta:word-count="41" meta:character-count="300" meta:non-whitespace-character-count="265"/>
  </office:meta>
</office:document-meta>
</file>